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9438c"/>
    </style:style>
    <style:style style:name="P2" style:family="paragraph" style:parent-style-name="Standard" style:master-page-name="Standard">
      <style:paragraph-properties style:page-number="auto"/>
      <style:text-properties officeooo:paragraph-rsid="0019438c"/>
    </style:style>
    <style:style style:name="T1" style:family="text">
      <style:text-properties officeooo:rsid="0017bf97"/>
    </style:style>
    <style:style style:name="T2" style:family="text">
      <style:text-properties officeooo:rsid="0019438c"/>
    </style:style>
    <style:style style:name="T3" style:family="text">
      <style:text-properties officeooo:rsid="0019e3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lgré mes nombreuses années d’expérience à chasser les monstres de toutes sortes, ces derniers n’eurent pas les résultats espérés dans mes recherches. Je crus qu’il était possible des les utiliser afin d’accroître, entre autres, les habiletés physiques d’un individu. Cependant, peut-être est-ce une bénédiction de<text:span text:style-name="T1">s</text:span> cieux ou tout simplement la déraison causée par les multiples nuits blanches, mais une idée me vint soudain, soit celle de soumettre un cobaye à un stress élevé afin d’éveiller les instincts bestiaux. C’est ainsi que j’<text:span text:style-name="T3">entaillai </text:span>le corps de l’un de mes sujets et voilà qu’enfin j’obtins le<text:span text:style-name="T2">s résultats</text:span> espéré<text:span text:style-name="T2">s</text:span>. En revanche, <text:span text:style-name="T3">ce dernier devint incontrôlable et je dû me résigner à l’immoler pour en finir avec lui.</text:spa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C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CA"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mon Vermette</meta:initial-creator>
    <meta:editing-cycles>3</meta:editing-cycles>
    <meta:creation-date>2022-08-26T22:06:00</meta:creation-date>
    <dc:date>2022-08-27T16:38:58.547560440</dc:date>
    <meta:editing-duration>PT2H46M57S</meta:editing-duration>
    <meta:generator>LibreOffice/6.4.7.2$Linux_X86_64 LibreOffice_project/40$Build-2</meta:generator>
    <meta:document-statistic meta:table-count="0" meta:image-count="0" meta:object-count="0" meta:page-count="1" meta:paragraph-count="1" meta:word-count="114" meta:character-count="728" meta:non-whitespace-character-count="6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